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000000064D4A7600B3D367CD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/>
    </style:style>
    <style:style style:name="P2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808080" fo:border-bottom="none"/>
      <style:text-properties fo:color="#808080" fo:font-size="9.5pt" style:font-size-asian="9.5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>
        <style:tab-stops/>
      </style:paragraph-properties>
      <style:text-properties fo:color="#000000" style:font-name="Tahom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/>
      </style:paragraph-properties>
      <style:text-properties fo:color="#000000" style:font-name="Tahoma1" fo:font-size="9.5pt" fo:font-weight="bold" style:font-name-asian="Georgia" style:font-size-asian="9.5pt" style:font-weight-asian="bold" style:font-name-complex="Georgia" style:font-size-complex="12pt" style:font-weight-complex="bold"/>
    </style:style>
    <style:style style:name="P5" style:family="paragraph" style:parent-style-name="Normale">
      <style:paragraph-properties fo:margin-left="0cm" fo:margin-right="1.801cm" fo:line-height="0.423cm" fo:text-align="start" style:justify-single-word="false" fo:hyphenation-ladder-count="no-limit" fo:text-indent="0cm" style:auto-text-indent="false">
        <style:tab-stops>
          <style:tab-stop style:position="9.502cm"/>
        </style:tab-stops>
      </style:paragraph-properties>
      <style:text-properties style:font-name="Arial" fo:font-size="12pt" style:font-size-asian="12pt" fo:hyphenate="false" fo:hyphenation-remain-char-count="2" fo:hyphenation-push-char-count="2"/>
    </style:style>
    <style:style style:name="P6" style:family="paragraph" style:parent-style-name="Text_20_body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margin-left="0cm" fo:margin-right="-0.09cm" fo:line-height="0.423cm" fo:text-align="end" style:justify-single-word="false" fo:hyphenation-ladder-count="no-limit" fo:text-indent="0cm" style:auto-text-indent="false" style:text-autospace="none">
        <style:tab-stops>
          <style:tab-stop style:position="11.952cm"/>
        </style:tab-stops>
      </style:paragraph-properties>
      <style:text-properties style:font-name="Arial" fo:font-size="11pt" fo:letter-spacing="-0.005cm" fo:font-weight="bold" style:font-size-asian="11pt" style:font-weight-asian="bold" style:font-name-complex="Georgia" style:font-size-complex="11pt" style:font-weight-complex="bold" fo:hyphenate="false" fo:hyphenation-remain-char-count="2" fo:hyphenation-push-char-count="2"/>
    </style:style>
    <style:style style:name="P8" style:family="paragraph" style:parent-style-name="Normale">
      <style:paragraph-properties fo:text-align="center" style:justify-single-word="false" fo:hyphenation-ladder-count="no-limit"/>
      <style:text-properties style:font-name="Arial" fo:font-size="11pt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9" style:family="paragraph" style:parent-style-name="Normal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0" style:family="paragraph" style:parent-style-name="Normale">
      <style:paragraph-properties fo:text-align="start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1" style:family="paragraph" style:parent-style-name="Normale">
      <style:paragraph-properties fo:text-align="center" style:justify-single-word="false"/>
      <style:text-properties style:font-name="Arial" fo:font-size="11pt" officeooo:paragraph-rsid="0004795d" style:font-size-asian="11pt" style:font-size-complex="11pt"/>
    </style:style>
    <style:style style:name="P12" style:family="paragraph" style:parent-style-name="Normale">
      <style:paragraph-properties fo:text-align="start" style:justify-single-word="false" fo:hyphenation-ladder-count="no-limit"/>
      <style:text-properties style:font-name="Arial" fo:font-size="11pt" style:text-underline-style="solid" style:text-underline-width="auto" style:text-underline-color="font-color" style:font-size-asian="11pt" style:font-size-complex="11pt" fo:hyphenate="false" fo:hyphenation-remain-char-count="2" fo:hyphenation-push-char-count="2"/>
    </style:style>
    <style:style style:name="P13" style:family="paragraph" style:parent-style-name="Normale">
      <style:paragraph-properties fo:text-align="start" style:justify-single-word="false" fo:hyphenation-ladder-count="no-limit"/>
      <style:text-properties style:font-name="Arial" fo:font-size="11pt" fo:letter-spacing="-0.005cm" style:font-size-asian="11pt" style:font-size-complex="11pt" fo:hyphenate="false" fo:hyphenation-remain-char-count="2" fo:hyphenation-push-char-count="2"/>
    </style:style>
    <style:style style:name="P14" style:family="paragraph" style:parent-style-name="Normale">
      <style:paragraph-properties fo:text-align="start" style:justify-single-word="false" fo:hyphenation-ladder-count="no-limit"/>
      <style:text-properties style:font-name="Arial" fo:font-size="11pt" fo:letter-spacing="-0.005cm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15" style:family="paragraph" style:parent-style-name="Normale">
      <style:paragraph-properties fo:text-align="start" style:justify-single-word="false" fo:hyphenation-ladder-count="no-limit"/>
      <style:text-properties style:font-name="Arial" fo:font-size="11pt" fo:letter-spacing="-0.005cm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6" style:family="paragraph" style:parent-style-name="Normale">
      <style:paragraph-properties fo:text-align="start" style:justify-single-word="false"/>
      <style:text-properties style:font-name="Arial" fo:font-size="11pt" style:font-size-asian="9.60000038146973pt" style:font-size-complex="11pt"/>
    </style:style>
    <style:style style:name="P17" style:family="paragraph" style:parent-style-name="Normale">
      <style:text-properties style:font-name="Arial" fo:font-size="11pt" fo:font-weight="normal" officeooo:paragraph-rsid="0004795d" style:font-size-asian="11pt" style:font-weight-asian="normal" style:font-size-complex="11pt" style:font-weight-complex="normal"/>
    </style:style>
    <style:style style:name="P18" style:family="paragraph" style:parent-style-name="Normale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/>
    </style:style>
    <style:style style:name="P19" style:family="paragraph" style:parent-style-name="Normale">
      <style:paragraph-properties fo:margin-top="0cm" fo:margin-bottom="0cm" loext:contextual-spacing="false" fo:text-align="end" style:justify-single-word="false" fo:hyphenation-ladder-count="no-limit"/>
      <style:text-properties style:font-name="Arial" fo:font-size="11pt" fo:letter-spacing="-0.005cm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20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fo:letter-spacing="-0.005cm" style:font-size-asian="11pt" style:font-size-complex="11pt" fo:hyphenate="false" fo:hyphenation-remain-char-count="2" fo:hyphenation-push-char-count="2"/>
    </style:style>
    <style:style style:name="P21" style:family="paragraph" style:parent-style-name="Normale">
      <style:paragraph-properties fo:margin-left="2.251cm" fo:margin-right="0cm" fo:text-align="start" style:justify-single-word="false" fo:hyphenation-ladder-count="no-limit" fo:text-indent="-2.251cm" style:auto-text-indent="false">
        <style:tab-stops/>
      </style:paragraph-properties>
      <style:text-properties style:font-name="Arial" fo:font-size="11pt" fo:font-weight="normal" officeooo:paragraph-rsid="0004795d" style:font-size-asian="11pt" style:font-weight-asian="normal" style:font-size-complex="11pt" style:font-weight-complex="normal" fo:hyphenate="false" fo:hyphenation-remain-char-count="2" fo:hyphenation-push-char-count="2"/>
    </style:style>
    <style:style style:name="P2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fo:hyphenate="false" fo:hyphenation-remain-char-count="2" fo:hyphenation-push-char-count="2"/>
    </style:style>
    <style:style style:name="P23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bold" officeooo:paragraph-rsid="0004795d" style:font-size-asian="11pt" style:font-weight-asian="bold" style:font-size-complex="11pt"/>
    </style:style>
    <style:style style:name="P25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normal" officeooo:rsid="0004795d" officeooo:paragraph-rsid="0004795d" style:font-size-asian="11pt" style:font-weight-asian="normal" style:font-size-complex="11pt" style:font-weight-complex="normal"/>
    </style:style>
    <style:style style:name="P26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7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/>
    </style:style>
    <style:style style:name="P28" style:family="paragraph" style:parent-style-name="Header">
      <style:paragraph-properties style:shadow="none"/>
    </style:style>
    <style:style style:name="P29" style:family="paragraph" style:parent-style-name="Heading_20_8" style:master-page-name="First_20_Page">
      <style:paragraph-properties fo:margin-left="0cm" fo:margin-right="0cm" fo:line-height="150%" fo:text-align="start" style:justify-single-word="false" fo:text-indent="0cm" style:auto-text-indent="false" style:page-number="auto" style:shadow="none">
        <style:tab-stops/>
      </style:paragraph-properties>
      <style:text-properties fo:color="#808080" style:font-name="Tahom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P30" style:family="paragraph" style:parent-style-name="Normale" style:master-page-name="First_20_Page">
      <style:paragraph-properties fo:text-align="center" style:justify-single-word="false" fo:hyphenation-ladder-count="no-limit" style:page-number="auto" fo:break-before="page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T1" style:family="text">
      <style:text-properties fo:color="#808080" style:font-name="Tahoma1" fo:font-size="7pt" style:font-name-asian="Georgia" style:font-size-asian="7pt" style:font-name-complex="Georgia" style:font-size-complex="7pt"/>
    </style:style>
    <style:style style:name="T2" style:family="text">
      <style:text-properties fo:color="#808080" style:font-name="Tahoma1" fo:font-size="9pt" style:font-name-asian="Georgia" style:font-size-asian="9pt" style:font-name-complex="Georgia" style:font-size-complex="9pt"/>
    </style:style>
    <style:style style:name="T3" style:family="text">
      <style:text-properties fo:color="#808080" fo:font-size="9.5pt" style:font-size-asian="9.5pt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000080" fo:font-size="9.5pt" style:font-size-asian="9.5pt"/>
    </style:style>
    <style:style style:name="T6" style:family="text">
      <style:text-properties fo:color="#000000" fo:font-size="9.5pt" style:font-size-asian="9.5pt"/>
    </style:style>
    <style:style style:name="T7" style:family="text">
      <style:text-properties style:font-name="Arial" fo:font-size="12pt" fo:font-style="normal" fo:font-weight="normal" style:font-name-asian="Georgia" style:font-size-asian="12pt" style:font-style-asian="normal" style:font-weight-asian="normal" style:font-name-complex="Georgia" style:font-size-complex="9pt" style:font-style-complex="normal" style:font-weight-complex="normal"/>
    </style:style>
    <style:style style:name="T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04795d" style:font-size-asian="11pt" style:font-size-complex="11pt"/>
    </style:style>
    <style:style style:name="T11" style:family="text">
      <style:text-properties style:font-name="Arial" fo:font-size="11pt" fo:letter-spacing="-0.005cm" fo:font-weight="normal" style:font-size-asian="11pt" style:font-weight-asian="normal" style:font-size-complex="11pt" style:font-weight-complex="normal"/>
    </style:style>
    <style:style style:name="T12" style:family="text">
      <style:text-properties style:font-name-asian="Georgia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4795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estazione">
        <text:p text:style-name="P30">[#list documentRoot.protocollo as p] </text:p>
        <text:p text:style-name="P8">Servizio ${p.DESCRIZIONE_UNITA}</text:p>
        <text:p text:style-name="P8">Dirigente Dott./Dott.ssa</text:p>
      </text:section>
      <text:p text:style-name="P8"/>
      <text:p text:style-name="P8"/>
      <text:p text:style-name="P10"/>
      <text:p text:style-name="Text_20_body"><text:span text:style-name="Car._20_predefinito_20_paragrafo"><text:span text:style-name="T8">CLASSIFICAZIONE</text:span></text:span><text:span text:style-name="Car._20_predefinito_20_paragrafo"><text:span text:style-name="T9"> ${p.CLASS_COD_DEFINITIVO}</text:span></text:span><text:span text:style-name="Car._20_predefinito_20_paragrafo"><text:span text:style-name="T10"> </text:span></text:span></text:p>
      <text:p text:style-name="P6"/>
      <text:p text:style-name="P12">Piacenza, il ${p.OGGI} </text:p>
      <text:p text:style-name="P13">[/#list] </text:p>
      <text:p text:style-name="P13"/>
      <text:p text:style-name="P13"/>
      <text:p text:style-name="P7">Alla<text:span text:style-name="T12"> </text:span>cortese<text:span text:style-name="T12"> </text:span>attenzione<text:span text:style-name="T12"> </text:span>di</text:p>
      <text:p text:style-name="P19">[#list documentRoot.corrispondenti as c] </text:p>
      <text:p text:style-name="P19">${c.COGNOME_CORRISPONDENTE} ${c.NOME_CORRISPONDENTE}</text:p>
      <text:p text:style-name="P19">${c.EMAIL_CORRISPONDENTE} </text:p>
      <text:p text:style-name="P19">[/#list] </text:p>
      <text:p text:style-name="P19"/>
      <text:p text:style-name="P14"/>
      <text:p text:style-name="P13">[#list documentRoot.protocollo as p] </text:p>
      <text:section text:style-name="Sect1" text:name="Oggetto" text:protected="true">
        <text:p text:style-name="P20"><text:span text:style-name="Car._20_predefinito_20_paragrafo"><text:span text:style-name="T13">OGGETTO: ${p.OGGETTO_PROTOCOLLO_DEFINITIVO} </text:span></text:span></text:p>
      </text:section>
      <text:p text:style-name="P15"/>
      <text:p text:style-name="P22"><text:span text:style-name="Car._20_predefinito_20_paragrafo"><text:span text:style-name="T11"/></text:span></text:p>
      <text:p text:style-name="P22"><text:span text:style-name="Car._20_predefinito_20_paragrafo"><text:span text:style-name="T11">Testo lettera...</text:span></text:span></text:p>
      <text:p text:style-name="P22"><text:span text:style-name="Car._20_predefinito_20_paragrafo"><text:span text:style-name="T11"/></text:span></text:p>
      <text:p text:style-name="P22"><text:span text:style-name="Car._20_predefinito_20_paragrafo"><text:span text:style-name="T11"/></text:span></text:p>
      <text:p text:style-name="P22"><text:span text:style-name="Car._20_predefinito_20_paragrafo"><text:span text:style-name="T11"/></text:span></text:p>
      <text:p text:style-name="P22"><text:span text:style-name="Car._20_predefinito_20_paragrafo"><text:span text:style-name="T11"/></text:span></text:p>
      <text:p text:style-name="P17"/>
      <text:section text:style-name="Sect1" text:name="Sezione1" text:protected="true">
        <text:p text:style-name="P25">Responsabile del procedimento/Controllore</text:p>
        <text:p text:style-name="P24">${p.FUNZIONARIO_DEFINITIVO}<text:span text:style-name="T14"> </text:span></text:p>
      </text:section>
      <text:p text:style-name="P11"/>
      <text:p text:style-name="P21"/>
      <text:section text:style-name="Sect1" text:name="Firmatario" text:protected="true">
        <text:p text:style-name="P25">Dirigente</text:p>
        <text:p text:style-name="P23">${p.DIRIGENTE_DEFINITIVO}<text:span text:style-name="T14"> </text:span></text:p>
        <text:p text:style-name="P26">(Sottoscritto digitalmente ai sensi </text:p>
        <text:p text:style-name="P27">dell'art. 21 D.L.gs n 82/2005 e <text:s/>s.m.i.)</text:p>
      </text:section>
      <text:p text:style-name="P18"/>
      <text:p text:style-name="P9">[/#list] </text:p>
      <text:p text:style-name="P16"/>
      <text:p text:style-name="P5"><text:span text:style-name="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ahoma" fo:font-family="Tahom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/>
    </style:style>
    <style:style style:name="MP2" style:family="paragraph" style:parent-style-name="Header">
      <style:paragraph-properties style:shadow="none"/>
    </style:style>
    <style:style style:name="MP3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808080" fo:border-bottom="none"/>
      <style:text-properties fo:color="#808080" fo:font-size="9.5pt" style:font-size-asian="9.5pt"/>
    </style:style>
    <style:style style:name="MT1" style:family="text">
      <style:text-properties fo:color="#808080" style:font-name="Tahoma1" fo:font-size="7pt" style:font-name-asian="Georgia" style:font-size-asian="7pt" style:font-name-complex="Georgia" style:font-size-complex="7pt"/>
    </style:style>
    <style:style style:name="MT2" style:family="text">
      <style:text-properties fo:color="#808080" style:font-name="Tahoma1" fo:font-size="9pt" style:font-name-asian="Georgia" style:font-size-asian="9pt" style:font-name-complex="Georgia" style:font-size-complex="9pt"/>
    </style:style>
    <style:style style:name="MT3" style:family="text">
      <style:text-properties fo:color="#808080" fo:font-size="9.5pt" style:font-size-asian="9.5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3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3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7cm" fo:margin-left="0cm" fo:margin-right="0cm" fo:margin-bottom="0.101cm" style:dynamic-spacing="false"/>
      </style:header-style>
      <style:footer-style>
        <style:header-footer-properties fo:min-height="0.699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edattore [COGNOME] [NOME]</text:span><text:span text:style-name="MT2"> <text:tab/><text:tab/><text:tab/><text:tab/><text:tab/><text:tab/><text:tab/><text:tab/><text:tab/><text:tab/><text:tab/><text:tab/><text:tab/></text:span><text:span text:style-name="MT3"><text:page-number text:select-page="current">2</text:page-number></text:span><text:span text:style-name="MT3">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e1" text:anchor-type="paragraph" svg:y="-0.189cm" svg:width="19.727cm" svg:height="2.909cm" draw:z-index="0"><draw:image xlink:href="Pictures/10000201000002E000000064D4A7600B3D367CDA.png" xlink:type="simple" xlink:show="embed" xlink:actuate="onLoad"/></draw:frame></text:p>
      </style:header>
      <style:footer>
        <text:p text:style-name="MP3"><text:page-count>1</text:page-count></text:p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2-03-23T13:23:40.26</meta:creation-date>
    <dc:date>2019-04-01T15:03:31.746000000</dc:date>
    <meta:editing-duration>PT3H54M27S</meta:editing-duration>
    <meta:editing-cycles>24</meta:editing-cycles>
    <meta:generator>LibreOffice/5.1.4.2$Windows_X86_64 LibreOffice_project/f99d75f39f1c57ebdd7ffc5f42867c12031db97a</meta:generator>
    <meta:document-statistic meta:table-count="0" meta:image-count="1" meta:object-count="0" meta:page-count="1" meta:paragraph-count="23" meta:word-count="57" meta:character-count="650" meta:non-whitespace-character-count="589"/>
  </office:meta>
</office:document-meta>
</file>